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FCC_chainsAan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sidu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FCC_chainsAandB,pdb</text:p>
          </table:table-cell>
          <table:table-cell office:value-type="string" calcext:value-type="string">
            <text:p>CompSasa</text:p>
          </table:table-cell>
          <table:table-cell office:value-type="string" calcext:value-type="string">
            <text:p>MonSas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lSas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actions</text:p>
          </table:table-cell>
          <table:table-cell office:value-type="string" calcext:value-type="string">
            <text:p>H-bond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1.87" calcext:value-type="float">
            <text:p>81,87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G2]/[.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8.3" calcext:value-type="float">
            <text:p>38,3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G3]/[.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82" calcext:value-type="float">
            <text:p>3,82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G4]/[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4.1" calcext:value-type="float">
            <text:p>84,1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G5]/[.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G6]/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3.85" calcext:value-type="float">
            <text:p>83,85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G7]/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67.55" calcext:value-type="float">
            <text:p>67,55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/[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.36" calcext:value-type="float">
            <text:p>7,36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G9]/[.F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4.09" calcext:value-type="float">
            <text:p>154,09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G10]/[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1.71" calcext:value-type="float">
            <text:p>41,7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/[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2.41" calcext:value-type="float">
            <text:p>52,41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G12]/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29.78" calcext:value-type="float">
            <text:p>29,78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G13]/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.61" calcext:value-type="float">
            <text:p>6,61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/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EU</text:p>
          </table:table-cell>
          <table:table-cell office:value-type="float" office:value="8.07" calcext:value-type="float">
            <text:p>8,07</text:p>
          </table:table-cell>
          <table:table-cell office:value-type="float" office:value="12.07" calcext:value-type="float">
            <text:p>12,07</text:p>
          </table:table-cell>
          <table:table-cell table:formula="of:=[.F15]-[.E15]" office:value-type="float" office:value="4" calcext:value-type="float">
            <text:p>4</text:p>
          </table:table-cell>
          <table:table-cell table:formula="of:=[.G15]/[.F15]" office:value-type="float" office:value="0.331400165700083" calcext:value-type="float">
            <text:p>0,33140016570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</text:p>
          </table:table-cell>
          <table:table-cell office:value-type="float" office:value="2.92" calcext:value-type="float">
            <text:p>2,92</text:p>
          </table:table-cell>
          <table:table-cell office:value-type="float" office:value="47.53" calcext:value-type="float">
            <text:p>47,53</text:p>
          </table:table-cell>
          <table:table-cell table:formula="of:=[.F16]-[.E16]" office:value-type="float" office:value="44.61" calcext:value-type="float">
            <text:p>44,61</text:p>
          </table:table-cell>
          <table:table-cell table:formula="of:=[.G16]/[.F16]" office:value-type="float" office:value="0.938565116768357" calcext:value-type="float">
            <text:p>0,938565116768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LE</text:p>
          </table:table-cell>
          <table:table-cell office:value-type="float" office:value="24.2" calcext:value-type="float">
            <text:p>24,2</text:p>
          </table:table-cell>
          <table:table-cell office:value-type="float" office:value="131.53" calcext:value-type="float">
            <text:p>131,53</text:p>
          </table:table-cell>
          <table:table-cell table:formula="of:=[.F17]-[.E17]" office:value-type="float" office:value="107.33" calcext:value-type="float">
            <text:p>107,33</text:p>
          </table:table-cell>
          <table:table-cell table:formula="of:=[.G17]/[.F17]" office:value-type="float" office:value="0.816011556298943" calcext:value-type="float">
            <text:p>0,8160115562989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R</text:p>
          </table:table-cell>
          <table:table-cell office:value-type="float" office:value="32.89" calcext:value-type="float">
            <text:p>32,89</text:p>
          </table:table-cell>
          <table:table-cell office:value-type="float" office:value="114.13" calcext:value-type="float">
            <text:p>114,13</text:p>
          </table:table-cell>
          <table:table-cell table:formula="of:=[.F18]-[.E18]" office:value-type="float" office:value="81.24" calcext:value-type="float">
            <text:p>81,24</text:p>
          </table:table-cell>
          <table:table-cell table:formula="of:=[.G18]/[.F18]" office:value-type="float" office:value="0.711819854551827" calcext:value-type="float">
            <text:p>0,7118198545518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RG</text:p>
          </table:table-cell>
          <table:table-cell office:value-type="float" office:value="88.49" calcext:value-type="float">
            <text:p>88,49</text:p>
          </table:table-cell>
          <table:table-cell office:value-type="float" office:value="101.12" calcext:value-type="float">
            <text:p>101,12</text:p>
          </table:table-cell>
          <table:table-cell table:formula="of:=[.F19]-[.E19]" office:value-type="float" office:value="12.63" calcext:value-type="float">
            <text:p>12,63</text:p>
          </table:table-cell>
          <table:table-cell table:formula="of:=[.G19]/[.F19]" office:value-type="float" office:value="0.124901107594937" calcext:value-type="float">
            <text:p>0,124901107594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3.78" calcext:value-type="float">
            <text:p>73,78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G20]/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08" calcext:value-type="float">
            <text:p>3,08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G21]/[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88.78" calcext:value-type="float">
            <text:p>88,78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/[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/[.F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3.33" calcext:value-type="float">
            <text:p>33,33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G24]/[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G25]/[.F2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16" calcext:value-type="float">
            <text:p>6,16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G26]/[.F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63" calcext:value-type="float">
            <text:p>3,63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G27]/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1.62" calcext:value-type="float">
            <text:p>31,62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G28]/[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4.38" calcext:value-type="float">
            <text:p>84,38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/[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G30]/[.F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06" calcext:value-type="float">
            <text:p>35,06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G31]/[.F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84.01" calcext:value-type="float">
            <text:p>84,01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G32]/[.F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45.76" calcext:value-type="float">
            <text:p>145,76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G33]/[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47.56" calcext:value-type="float">
            <text:p>47,56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G34]/[.F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3.49" calcext:value-type="float">
            <text:p>43,49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G35]/[.F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8.45" calcext:value-type="float">
            <text:p>158,45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G36]/[.F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4.94" calcext:value-type="float">
            <text:p>14,94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G37]/[.F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3.3" calcext:value-type="float">
            <text:p>153,3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G38]/[.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5.43" calcext:value-type="float">
            <text:p>35,43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G39]/[.F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4.93" calcext:value-type="float">
            <text:p>24,93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G40]/[.F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27" calcext:value-type="float">
            <text:p>1,27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G41]/[.F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9.34" calcext:value-type="float">
            <text:p>29,34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G42]/[.F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16" calcext:value-type="float">
            <text:p>20,16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G43]/[.F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G44]/[.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57.42" calcext:value-type="float">
            <text:p>57,42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G45]/[.F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09.06" calcext:value-type="float">
            <text:p>109,06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G46]/[.F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72.11" calcext:value-type="float">
            <text:p>72,11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G47]/[.F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5.09" calcext:value-type="float">
            <text:p>35,09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G48]/[.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120.76" calcext:value-type="float">
            <text:p>120,76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G49]/[.F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39.3" calcext:value-type="float">
            <text:p>139,3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G50]/[.F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5.28" calcext:value-type="float">
            <text:p>45,28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G51]/[.F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6.3" calcext:value-type="float">
            <text:p>96,3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G52]/[.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1.2" calcext:value-type="float">
            <text:p>31,2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G53]/[.F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26.6" calcext:value-type="float">
            <text:p>126,6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G54]/[.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7.17" calcext:value-type="float">
            <text:p>87,17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G55]/[.F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94.07" calcext:value-type="float">
            <text:p>194,07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G56]/[.F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00.72" calcext:value-type="float">
            <text:p>100,72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G57]/[.F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66.52" calcext:value-type="float">
            <text:p>66,52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G58]/[.F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4.64" calcext:value-type="float">
            <text:p>124,64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G59]/[.F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93.93" calcext:value-type="float">
            <text:p>93,93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G60]/[.F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44.57" calcext:value-type="float">
            <text:p>144,57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G61]/[.F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76.36" calcext:value-type="float">
            <text:p>76,36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G62]/[.F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2.42" calcext:value-type="float">
            <text:p>32,42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/[.F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30.68" calcext:value-type="float">
            <text:p>30,68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G64]/[.F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6.06" calcext:value-type="float">
            <text:p>76,06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G65]/[.F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6.8" calcext:value-type="float">
            <text:p>16,8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G66]/[.F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07" calcext:value-type="float">
            <text:p>20,07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G67]/[.F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.49" calcext:value-type="float">
            <text:p>1,49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G68]/[.F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6.2" calcext:value-type="float">
            <text:p>36,2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G69]/[.F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/[.F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9.54" calcext:value-type="float">
            <text:p>49,54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/[.F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4.6" calcext:value-type="float">
            <text:p>4,6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/[.F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2.71" calcext:value-type="float">
            <text:p>112,71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F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31.41" calcext:value-type="float">
            <text:p>31,41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/[.F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LN</text:p>
          </table:table-cell>
          <table:table-cell office:value-type="float" office:value="87.13" calcext:value-type="float">
            <text:p>87,13</text:p>
          </table:table-cell>
          <table:table-cell office:value-type="float" office:value="140.21" calcext:value-type="float">
            <text:p>140,21</text:p>
          </table:table-cell>
          <table:table-cell table:formula="of:=[.F75]-[.E75]" office:value-type="float" office:value="53.08" calcext:value-type="float">
            <text:p>53,08</text:p>
          </table:table-cell>
          <table:table-cell table:formula="of:=[.G75]/[.F75]" office:value-type="float" office:value="0.378574994650881" calcext:value-type="float">
            <text:p>0,3785749946508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2.73" calcext:value-type="float">
            <text:p>32,73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G76]/[.F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23.07" calcext:value-type="float">
            <text:p>23,07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G77]/[.F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7.83" calcext:value-type="float">
            <text:p>37,83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G78]/[.F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G79]/[.F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42.11" calcext:value-type="float">
            <text:p>42,11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/[.F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6.35" calcext:value-type="float">
            <text:p>66,35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/[.F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5.71" calcext:value-type="float">
            <text:p>75,71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F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.48" calcext:value-type="float">
            <text:p>2,48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F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8.55" calcext:value-type="float">
            <text:p>58,55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F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F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3.39" calcext:value-type="float">
            <text:p>53,39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F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52" calcext:value-type="float">
            <text:p>6,52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F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38" calcext:value-type="float">
            <text:p>35,38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F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5.66" calcext:value-type="float">
            <text:p>25,66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F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81.78" calcext:value-type="float">
            <text:p>181,78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F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86" calcext:value-type="float">
            <text:p>57,86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F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8.56" calcext:value-type="float">
            <text:p>38,56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F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32.72" calcext:value-type="float">
            <text:p>132,72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F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64" calcext:value-type="float">
            <text:p>57,64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F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7.35" calcext:value-type="float">
            <text:p>77,35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F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6.62" calcext:value-type="float">
            <text:p>56,62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F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05" calcext:value-type="float">
            <text:p>78,05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F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3.49" calcext:value-type="float">
            <text:p>63,49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F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4.33" calcext:value-type="float">
            <text:p>74,33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F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31.97" calcext:value-type="float">
            <text:p>31,97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F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7" calcext:value-type="float">
            <text:p>34,7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F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30.48" calcext:value-type="float">
            <text:p>30,48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F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7.85" calcext:value-type="float">
            <text:p>47,85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F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49" calcext:value-type="float">
            <text:p>169,49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F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8.11" calcext:value-type="float">
            <text:p>38,11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F1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66.18" calcext:value-type="float">
            <text:p>166,18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F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9.91" calcext:value-type="float">
            <text:p>59,91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F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F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91.85" calcext:value-type="float">
            <text:p>91,85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F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F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72" calcext:value-type="float">
            <text:p>90,72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F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3.99" calcext:value-type="float">
            <text:p>13,99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F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0.61" calcext:value-type="float">
            <text:p>80,61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F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6.26" calcext:value-type="float">
            <text:p>26,26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F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9.73" calcext:value-type="float">
            <text:p>69,73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F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2.9" calcext:value-type="float">
            <text:p>72,9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F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7.25" calcext:value-type="float">
            <text:p>17,25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F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2.46" calcext:value-type="float">
            <text:p>62,46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F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235.21" calcext:value-type="float">
            <text:p>235,21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F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57.33" calcext:value-type="float">
            <text:p>157,33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F1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55.85" calcext:value-type="float">
            <text:p>55,85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F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ET</text:p>
          </table:table-cell>
          <table:table-cell table:number-columns-repeated="2" office:value-type="float" office:value="49.93" calcext:value-type="float">
            <text:p>49,93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F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22.61" calcext:value-type="float">
            <text:p>122,61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F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35.77" calcext:value-type="float">
            <text:p>135,77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F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9.25" calcext:value-type="float">
            <text:p>129,25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F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2.38" calcext:value-type="float">
            <text:p>92,38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F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.13" calcext:value-type="float">
            <text:p>0,13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F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9.04" calcext:value-type="float">
            <text:p>19,04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F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F1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7.51" calcext:value-type="float">
            <text:p>27,51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F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F1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24.68" calcext:value-type="float">
            <text:p>24,68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F1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F1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F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16.61" calcext:value-type="float">
            <text:p>16,61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F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F13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7.23" calcext:value-type="float">
            <text:p>57,23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F1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.95" calcext:value-type="float">
            <text:p>1,95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/[.F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95" calcext:value-type="float">
            <text:p>34,95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/[.F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0.16" calcext:value-type="float">
            <text:p>70,16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F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19.54" calcext:value-type="float">
            <text:p>19,54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F1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2.53" calcext:value-type="float">
            <text:p>22,53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F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.62" calcext:value-type="float">
            <text:p>12,62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F1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LU</text:p>
          </table:table-cell>
          <table:table-cell office:value-type="float" office:value="22.17" calcext:value-type="float">
            <text:p>22,17</text:p>
          </table:table-cell>
          <table:table-cell office:value-type="float" office:value="35.63" calcext:value-type="float">
            <text:p>35,63</text:p>
          </table:table-cell>
          <table:table-cell table:formula="of:=[.F144]-[.E144]" office:value-type="float" office:value="13.46" calcext:value-type="float">
            <text:p>13,46</text:p>
          </table:table-cell>
          <table:table-cell table:formula="of:=[.G144]/[.F144]" office:value-type="float" office:value="0.377771540836374" calcext:value-type="float">
            <text:p>0,3777715408363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33" calcext:value-type="float">
            <text:p>1,33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F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LU</text:p>
          </table:table-cell>
          <table:table-cell office:value-type="float" office:value="12.88" calcext:value-type="float">
            <text:p>12,88</text:p>
          </table:table-cell>
          <table:table-cell office:value-type="float" office:value="41.64" calcext:value-type="float">
            <text:p>41,64</text:p>
          </table:table-cell>
          <table:table-cell table:formula="of:=[.F146]-[.E146]" office:value-type="float" office:value="28.76" calcext:value-type="float">
            <text:p>28,76</text:p>
          </table:table-cell>
          <table:table-cell table:formula="of:=[.G146]/[.F146]" office:value-type="float" office:value="0.690682036503362" calcext:value-type="float">
            <text:p>0,6906820365033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5.58" calcext:value-type="float">
            <text:p>15,58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F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09.68" calcext:value-type="float">
            <text:p>109,68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F1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LY</text:p>
          </table:table-cell>
          <table:table-cell office:value-type="float" office:value="64.57" calcext:value-type="float">
            <text:p>64,57</text:p>
          </table:table-cell>
          <table:table-cell office:value-type="float" office:value="79.5" calcext:value-type="float">
            <text:p>79,5</text:p>
          </table:table-cell>
          <table:table-cell table:formula="of:=[.F149]-[.E149]" office:value-type="float" office:value="14.93" calcext:value-type="float">
            <text:p>14,93</text:p>
          </table:table-cell>
          <table:table-cell table:formula="of:=[.G149]/[.F149]" office:value-type="float" office:value="0.187798742138365" calcext:value-type="float">
            <text:p>0,1877987421383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8.38" calcext:value-type="float">
            <text:p>128,38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F1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RO</text:p>
          </table:table-cell>
          <table:table-cell office:value-type="float" office:value="75.41" calcext:value-type="float">
            <text:p>75,41</text:p>
          </table:table-cell>
          <table:table-cell office:value-type="float" office:value="83.95" calcext:value-type="float">
            <text:p>83,95</text:p>
          </table:table-cell>
          <table:table-cell table:formula="of:=[.F151]-[.E151]" office:value-type="float" office:value="8.54000000000001" calcext:value-type="float">
            <text:p>8,54000000000001</text:p>
          </table:table-cell>
          <table:table-cell table:formula="of:=[.G151]/[.F151]" office:value-type="float" office:value="0.10172721858249" calcext:value-type="float">
            <text:p>0,10172721858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27.28" calcext:value-type="float">
            <text:p>27,28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F1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1.98" calcext:value-type="float">
            <text:p>121,98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F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96.37" calcext:value-type="float">
            <text:p>96,37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F1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8.5" calcext:value-type="float">
            <text:p>58,5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F1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2.08" calcext:value-type="float">
            <text:p>162,08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F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52.62" calcext:value-type="float">
            <text:p>52,62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F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7" calcext:value-type="float">
            <text:p>70,17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F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97.04" calcext:value-type="float">
            <text:p>97,04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F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1.34" calcext:value-type="float">
            <text:p>51,34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F1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70.45" calcext:value-type="float">
            <text:p>70,45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F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9.95" calcext:value-type="float">
            <text:p>119,95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F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50.17" calcext:value-type="float">
            <text:p>50,17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F1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21.77" calcext:value-type="float">
            <text:p>121,77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F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42" calcext:value-type="float">
            <text:p>81,42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F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9.52" calcext:value-type="float">
            <text:p>39,52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F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71" calcext:value-type="float">
            <text:p>0,71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F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3.3" calcext:value-type="float">
            <text:p>33,3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F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55.3" calcext:value-type="float">
            <text:p>55,3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F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.36" calcext:value-type="float">
            <text:p>6,36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F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5.19" calcext:value-type="float">
            <text:p>85,19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F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45" calcext:value-type="float">
            <text:p>0,45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F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01.73" calcext:value-type="float">
            <text:p>101,73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F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F17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4.23" calcext:value-type="float">
            <text:p>24,23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F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.9" calcext:value-type="float">
            <text:p>5,9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F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2.68" calcext:value-type="float">
            <text:p>72,68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F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4.19" calcext:value-type="float">
            <text:p>54,19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F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5.28" calcext:value-type="float">
            <text:p>65,28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F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0.64" calcext:value-type="float">
            <text:p>70,64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/[.F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4.68" calcext:value-type="float">
            <text:p>4,68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G181]/[.F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29" calcext:value-type="float">
            <text:p>90,29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G182]/[.F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2.9" calcext:value-type="float">
            <text:p>152,9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G183]/[.F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1.44" calcext:value-type="float">
            <text:p>31,44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G184]/[.F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4.23" calcext:value-type="float">
            <text:p>34,23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G185]/[.F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3.19" calcext:value-type="float">
            <text:p>63,19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G186]/[.F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G187]/[.F18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0.16" calcext:value-type="float">
            <text:p>10,16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G188]/[.F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G189]/[.F18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ER</text:p>
          </table:table-cell>
          <table:table-cell office:value-type="float" office:value="0.42" calcext:value-type="float">
            <text:p>0,42</text:p>
          </table:table-cell>
          <table:table-cell office:value-type="float" office:value="2.36" calcext:value-type="float">
            <text:p>2,36</text:p>
          </table:table-cell>
          <table:table-cell table:formula="of:=[.F190]-[.E190]" office:value-type="float" office:value="1.94" calcext:value-type="float">
            <text:p>1,94</text:p>
          </table:table-cell>
          <table:table-cell table:formula="of:=[.G190]/[.F190]" office:value-type="float" office:value="0.822033898305085" calcext:value-type="float">
            <text:p>0,8220338983050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/[.F19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ET</text:p>
          </table:table-cell>
          <table:table-cell office:value-type="float" office:value="3.89" calcext:value-type="float">
            <text:p>3,89</text:p>
          </table:table-cell>
          <table:table-cell office:value-type="float" office:value="12.43" calcext:value-type="float">
            <text:p>12,43</text:p>
          </table:table-cell>
          <table:table-cell table:formula="of:=[.F192]-[.E192]" office:value-type="float" office:value="8.54" calcext:value-type="float">
            <text:p>8,54</text:p>
          </table:table-cell>
          <table:table-cell table:formula="of:=[.G192]/[.F192]" office:value-type="float" office:value="0.687047465808528" calcext:value-type="float">
            <text:p>0,6870474658085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0.15" calcext:value-type="float">
            <text:p>0,15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G193]/[.F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39.56" calcext:value-type="float">
            <text:p>39,56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G194]/[.F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8.15" calcext:value-type="float">
            <text:p>28,15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G195]/[.F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.96" calcext:value-type="float">
            <text:p>13,96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G196]/[.F1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IS</text:p>
          </table:table-cell>
          <table:table-cell office:value-type="float" office:value="78.78" calcext:value-type="float">
            <text:p>78,78</text:p>
          </table:table-cell>
          <table:table-cell office:value-type="float" office:value="126.49" calcext:value-type="float">
            <text:p>126,49</text:p>
          </table:table-cell>
          <table:table-cell table:formula="of:=[.F197]-[.E197]" office:value-type="float" office:value="47.71" calcext:value-type="float">
            <text:p>47,71</text:p>
          </table:table-cell>
          <table:table-cell table:formula="of:=[.G197]/[.F197]" office:value-type="float" office:value="0.377183967112025" calcext:value-type="float">
            <text:p>0,377183967112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SN</text:p>
          </table:table-cell>
          <table:table-cell office:value-type="float" office:value="6.91" calcext:value-type="float">
            <text:p>6,91</text:p>
          </table:table-cell>
          <table:table-cell office:value-type="float" office:value="140.02" calcext:value-type="float">
            <text:p>140,02</text:p>
          </table:table-cell>
          <table:table-cell table:formula="of:=[.F198]-[.E198]" office:value-type="float" office:value="133.11" calcext:value-type="float">
            <text:p>133,11</text:p>
          </table:table-cell>
          <table:table-cell table:formula="of:=[.G198]/[.F198]" office:value-type="float" office:value="0.950649907156121" calcext:value-type="float">
            <text:p>0,950649907156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IS</text:p>
          </table:table-cell>
          <table:table-cell office:value-type="float" office:value="36.58" calcext:value-type="float">
            <text:p>36,58</text:p>
          </table:table-cell>
          <table:table-cell office:value-type="float" office:value="45.34" calcext:value-type="float">
            <text:p>45,34</text:p>
          </table:table-cell>
          <table:table-cell table:formula="of:=[.F199]-[.E199]" office:value-type="float" office:value="8.76000000000001" calcext:value-type="float">
            <text:p>8,76000000000001</text:p>
          </table:table-cell>
          <table:table-cell table:formula="of:=[.G199]/[.F199]" office:value-type="float" office:value="0.193206881340979" calcext:value-type="float">
            <text:p>0,193206881340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YR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,8</text:p>
          </table:table-cell>
          <table:table-cell table:formula="of:=[.F200]-[.E200]" office:value-type="float" office:value="69.8" calcext:value-type="float">
            <text:p>69,8</text:p>
          </table:table-cell>
          <table:table-cell table:formula="of:=[.G200]/[.F200]" office:value-type="float" office:value="0.972144846796657" calcext:value-type="float">
            <text:p>0,9721448467966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HR</text:p>
          </table:table-cell>
          <table:table-cell office:value-type="float" office:value="31.59" calcext:value-type="float">
            <text:p>31,59</text:p>
          </table:table-cell>
          <table:table-cell office:value-type="float" office:value="34.54" calcext:value-type="float">
            <text:p>34,54</text:p>
          </table:table-cell>
          <table:table-cell table:formula="of:=[.F201]-[.E201]" office:value-type="float" office:value="2.95" calcext:value-type="float">
            <text:p>2,95</text:p>
          </table:table-cell>
          <table:table-cell table:formula="of:=[.G201]/[.F201]" office:value-type="float" office:value="0.0854082223508975" calcext:value-type="float">
            <text:p>0,085408222350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LN</text:p>
          </table:table-cell>
          <table:table-cell office:value-type="float" office:value="52.84" calcext:value-type="float">
            <text:p>52,84</text:p>
          </table:table-cell>
          <table:table-cell office:value-type="float" office:value="88.35" calcext:value-type="float">
            <text:p>88,35</text:p>
          </table:table-cell>
          <table:table-cell table:formula="of:=[.F202]-[.E202]" office:value-type="float" office:value="35.51" calcext:value-type="float">
            <text:p>35,51</text:p>
          </table:table-cell>
          <table:table-cell table:formula="of:=[.G202]/[.F202]" office:value-type="float" office:value="0.401924165251839" calcext:value-type="float">
            <text:p>0,4019241652518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4.52" calcext:value-type="float">
            <text:p>94,52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G203]/[.F2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7.09" calcext:value-type="float">
            <text:p>57,09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G204]/[.F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7.03" calcext:value-type="float">
            <text:p>17,03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G205]/[.F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5.12" calcext:value-type="float">
            <text:p>55,12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G206]/[.F2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5.36" calcext:value-type="float">
            <text:p>135,36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G207]/[.F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12.35" calcext:value-type="float">
            <text:p>112,35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G208]/[.F2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3" calcext:value-type="float">
            <text:p>70,13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G209]/[.F2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18.74" calcext:value-type="float">
            <text:p>18,74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G210]/[.F2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79.75" calcext:value-type="float">
            <text:p>79,75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G211]/[.F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.94" calcext:value-type="float">
            <text:p>0,94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G212]/[.F2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7.01" calcext:value-type="float">
            <text:p>37,01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G213]/[.F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.24" calcext:value-type="float">
            <text:p>5,24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G214]/[.F2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62.66" calcext:value-type="float">
            <text:p>62,66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G215]/[.F2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.54" calcext:value-type="float">
            <text:p>6,54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G216]/[.F2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5.96" calcext:value-type="float">
            <text:p>155,96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G217]/[.F2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3.27" calcext:value-type="float">
            <text:p>153,27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G218]/[.F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58.83" calcext:value-type="float">
            <text:p>58,83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G219]/[.F2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77" calcext:value-type="float">
            <text:p>169,77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G220]/[.F2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4.68" calcext:value-type="float">
            <text:p>34,68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G221]/[.F2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16.4" calcext:value-type="float">
            <text:p>116,4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G222]/[.F2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8.37" calcext:value-type="float">
            <text:p>48,37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G223]/[.F2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91.61" calcext:value-type="float">
            <text:p>91,61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G224]/[.F2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8.68" calcext:value-type="float">
            <text:p>28,68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G225]/[.F2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38.65" calcext:value-type="float">
            <text:p>138,65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G226]/[.F2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5.25" calcext:value-type="float">
            <text:p>15,25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G227]/[.F2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5.53" calcext:value-type="float">
            <text:p>125,53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G228]/[.F2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3.39" calcext:value-type="float">
            <text:p>73,39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G229]/[.F2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float" office:value="19.44" calcext:value-type="float">
            <text:p>19,44</text:p>
          </table:table-cell>
          <table:table-cell office:value-type="float" office:value="30.29" calcext:value-type="float">
            <text:p>30,29</text:p>
          </table:table-cell>
          <table:table-cell table:formula="of:=[.F230]-[.E230]" office:value-type="float" office:value="10.85" calcext:value-type="float">
            <text:p>10,85</text:p>
          </table:table-cell>
          <table:table-cell table:formula="of:=[.G230]/[.F230]" office:value-type="float" office:value="0.358204027731925" calcext:value-type="float">
            <text:p>0,3582040277319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</text:p>
          </table:table-cell>
          <table:table-cell office:value-type="float" office:value="17.22" calcext:value-type="float">
            <text:p>17,22</text:p>
          </table:table-cell>
          <table:table-cell office:value-type="float" office:value="61.91" calcext:value-type="float">
            <text:p>61,91</text:p>
          </table:table-cell>
          <table:table-cell table:formula="of:=[.F231]-[.E231]" office:value-type="float" office:value="44.69" calcext:value-type="float">
            <text:p>44,69</text:p>
          </table:table-cell>
          <table:table-cell table:formula="of:=[.G231]/[.F231]" office:value-type="float" office:value="0.721854304635762" calcext:value-type="float">
            <text:p>0,7218543046357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R</text:p>
          </table:table-cell>
          <table:table-cell office:value-type="float" office:value="28.12" calcext:value-type="float">
            <text:p>28,12</text:p>
          </table:table-cell>
          <table:table-cell office:value-type="float" office:value="56.67" calcext:value-type="float">
            <text:p>56,67</text:p>
          </table:table-cell>
          <table:table-cell table:formula="of:=[.F232]-[.E232]" office:value-type="float" office:value="28.55" calcext:value-type="float">
            <text:p>28,55</text:p>
          </table:table-cell>
          <table:table-cell table:formula="of:=[.G232]/[.F232]" office:value-type="float" office:value="0.503793894476795" calcext:value-type="float">
            <text:p>0,5037938944767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G233]/[.F2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float" office:value="1.22" calcext:value-type="float">
            <text:p>1,22</text:p>
          </table:table-cell>
          <table:table-cell office:value-type="float" office:value="60.69" calcext:value-type="float">
            <text:p>60,69</text:p>
          </table:table-cell>
          <table:table-cell table:formula="of:=[.F234]-[.E234]" office:value-type="float" office:value="59.47" calcext:value-type="float">
            <text:p>59,47</text:p>
          </table:table-cell>
          <table:table-cell table:formula="of:=[.G234]/[.F234]" office:value-type="float" office:value="0.979897841489537" calcext:value-type="float">
            <text:p>0,9798978414895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float" office:value="11.35" calcext:value-type="float">
            <text:p>11,35</text:p>
          </table:table-cell>
          <table:table-cell office:value-type="float" office:value="156.91" calcext:value-type="float">
            <text:p>156,91</text:p>
          </table:table-cell>
          <table:table-cell table:formula="of:=[.F235]-[.E235]" office:value-type="float" office:value="145.56" calcext:value-type="float">
            <text:p>145,56</text:p>
          </table:table-cell>
          <table:table-cell table:formula="of:=[.G235]/[.F235]" office:value-type="float" office:value="0.927665540755847" calcext:value-type="float">
            <text:p>0,9276655407558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9.85" calcext:value-type="float">
            <text:p>59,85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G236]/[.F23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1.57" calcext:value-type="float">
            <text:p>1,57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G237]/[.F2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YS</text:p>
          </table:table-cell>
          <table:table-cell office:value-type="float" office:value="2.94" calcext:value-type="float">
            <text:p>2,94</text:p>
          </table:table-cell>
          <table:table-cell office:value-type="float" office:value="79.45" calcext:value-type="float">
            <text:p>79,45</text:p>
          </table:table-cell>
          <table:table-cell table:formula="of:=[.F238]-[.E238]" office:value-type="float" office:value="76.51" calcext:value-type="float">
            <text:p>76,51</text:p>
          </table:table-cell>
          <table:table-cell table:formula="of:=[.G238]/[.F238]" office:value-type="float" office:value="0.962995594713656" calcext:value-type="float">
            <text:p>0,9629955947136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float" office:value="46.28" calcext:value-type="float">
            <text:p>46,28</text:p>
          </table:table-cell>
          <table:table-cell office:value-type="float" office:value="105.2" calcext:value-type="float">
            <text:p>105,2</text:p>
          </table:table-cell>
          <table:table-cell table:formula="of:=[.F239]-[.E239]" office:value-type="float" office:value="58.92" calcext:value-type="float">
            <text:p>58,92</text:p>
          </table:table-cell>
          <table:table-cell table:formula="of:=[.G239]/[.F239]" office:value-type="float" office:value="0.560076045627376" calcext:value-type="float">
            <text:p>0,560076045627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7.28" calcext:value-type="float">
            <text:p>87,28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G240]/[.F2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table:formula="of:=[.F241]-[.E241]" office:value-type="float" office:value="1.58" calcext:value-type="float">
            <text:p>1,58</text:p>
          </table:table-cell>
          <table:table-cell table:formula="of:=[.G241]/[.F2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N</text:p>
          </table:table-cell>
          <table:table-cell office:value-type="float" office:value="32.51" calcext:value-type="float">
            <text:p>32,51</text:p>
          </table:table-cell>
          <table:table-cell office:value-type="float" office:value="112.83" calcext:value-type="float">
            <text:p>112,83</text:p>
          </table:table-cell>
          <table:table-cell table:formula="of:=[.F242]-[.E242]" office:value-type="float" office:value="80.32" calcext:value-type="float">
            <text:p>80,32</text:p>
          </table:table-cell>
          <table:table-cell table:formula="of:=[.G242]/[.F242]" office:value-type="float" office:value="0.711867411149517" calcext:value-type="float">
            <text:p>0,7118674111495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07.06" calcext:value-type="float">
            <text:p>107,06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G243]/[.F2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77.18" calcext:value-type="float">
            <text:p>77,18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G244]/[.F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0.45" calcext:value-type="float">
            <text:p>60,45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G245]/[.F2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L</text:p>
          </table:table-cell>
          <table:table-cell office:value-type="float" office:value="2.46" calcext:value-type="float">
            <text:p>2,46</text:p>
          </table:table-cell>
          <table:table-cell office:value-type="float" office:value="2.82" calcext:value-type="float">
            <text:p>2,82</text:p>
          </table:table-cell>
          <table:table-cell table:formula="of:=[.F246]-[.E246]" office:value-type="float" office:value="0.36" calcext:value-type="float">
            <text:p>0,36</text:p>
          </table:table-cell>
          <table:table-cell table:formula="of:=[.G246]/[.F246]" office:value-type="float" office:value="0.127659574468085" calcext:value-type="float">
            <text:p>0,127659574468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P</text:p>
          </table:table-cell>
          <table:table-cell office:value-type="float" office:value="72.27" calcext:value-type="float">
            <text:p>72,27</text:p>
          </table:table-cell>
          <table:table-cell office:value-type="float" office:value="113.79" calcext:value-type="float">
            <text:p>113,79</text:p>
          </table:table-cell>
          <table:table-cell table:formula="of:=[.F247]-[.E247]" office:value-type="float" office:value="41.52" calcext:value-type="float">
            <text:p>41,52</text:p>
          </table:table-cell>
          <table:table-cell table:formula="of:=[.G247]/[.F247]" office:value-type="float" office:value="0.364882678618508" calcext:value-type="float">
            <text:p>0,36488267861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LY</text:p>
          </table:table-cell>
          <table:table-cell office:value-type="float" office:value="23.73" calcext:value-type="float">
            <text:p>23,73</text:p>
          </table:table-cell>
          <table:table-cell office:value-type="float" office:value="29.78" calcext:value-type="float">
            <text:p>29,78</text:p>
          </table:table-cell>
          <table:table-cell table:formula="of:=[.F248]-[.E248]" office:value-type="float" office:value="6.05" calcext:value-type="float">
            <text:p>6,05</text:p>
          </table:table-cell>
          <table:table-cell table:formula="of:=[.G248]/[.F248]" office:value-type="float" office:value="0.203156480859637" calcext:value-type="float">
            <text:p>0,20315648085963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LU</text:p>
          </table:table-cell>
          <table:table-cell office:value-type="float" office:value="98.28" calcext:value-type="float">
            <text:p>98,28</text:p>
          </table:table-cell>
          <table:table-cell office:value-type="float" office:value="137.47" calcext:value-type="float">
            <text:p>137,47</text:p>
          </table:table-cell>
          <table:table-cell table:formula="of:=[.F249]-[.E249]" office:value-type="float" office:value="39.19" calcext:value-type="float">
            <text:p>39,19</text:p>
          </table:table-cell>
          <table:table-cell table:formula="of:=[.G249]/[.F249]" office:value-type="float" office:value="0.285080381174074" calcext:value-type="float">
            <text:p>0,2850803811740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P</text:p>
          </table:table-cell>
          <table:table-cell office:value-type="float" office:value="9.99" calcext:value-type="float">
            <text:p>9,99</text:p>
          </table:table-cell>
          <table:table-cell office:value-type="float" office:value="64.82" calcext:value-type="float">
            <text:p>64,82</text:p>
          </table:table-cell>
          <table:table-cell table:formula="of:=[.F250]-[.E250]" office:value-type="float" office:value="54.83" calcext:value-type="float">
            <text:p>54,83</text:p>
          </table:table-cell>
          <table:table-cell table:formula="of:=[.G250]/[.F250]" office:value-type="float" office:value="0.845880900956495" calcext:value-type="float">
            <text:p>0,8458809009564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R</text:p>
          </table:table-cell>
          <table:table-cell office:value-type="float" office:value="62.9" calcext:value-type="float">
            <text:p>62,9</text:p>
          </table:table-cell>
          <table:table-cell office:value-type="float" office:value="77.22" calcext:value-type="float">
            <text:p>77,22</text:p>
          </table:table-cell>
          <table:table-cell table:formula="of:=[.F251]-[.E251]" office:value-type="float" office:value="14.32" calcext:value-type="float">
            <text:p>14,32</text:p>
          </table:table-cell>
          <table:table-cell table:formula="of:=[.G251]/[.F251]" office:value-type="float" office:value="0.185444185444185" calcext:value-type="float">
            <text:p>0,185444185444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YR</text:p>
          </table:table-cell>
          <table:table-cell office:value-type="float" office:value="44.44" calcext:value-type="float">
            <text:p>44,44</text:p>
          </table:table-cell>
          <table:table-cell office:value-type="float" office:value="71.53" calcext:value-type="float">
            <text:p>71,53</text:p>
          </table:table-cell>
          <table:table-cell table:formula="of:=[.F252]-[.E252]" office:value-type="float" office:value="27.09" calcext:value-type="float">
            <text:p>27,09</text:p>
          </table:table-cell>
          <table:table-cell table:formula="of:=[.G252]/[.F252]" office:value-type="float" office:value="0.378722214455473" calcext:value-type="float">
            <text:p>0,378722214455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4.66" calcext:value-type="float">
            <text:p>74,66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G253]/[.F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96.32" calcext:value-type="float">
            <text:p>96,32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G254]/[.F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00.4" calcext:value-type="float">
            <text:p>100,4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G255]/[.F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86.5" calcext:value-type="float">
            <text:p>86,5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G256]/[.F2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4.47" calcext:value-type="float">
            <text:p>84,47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G257]/[.F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.99" calcext:value-type="float">
            <text:p>15,99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G258]/[.F2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  <table:table-cell office:value-type="float" office:value="0.51" calcext:value-type="float">
            <text:p>0,51</text:p>
          </table:table-cell>
          <table:table-cell office:value-type="float" office:value="6.56" calcext:value-type="float">
            <text:p>6,56</text:p>
          </table:table-cell>
          <table:table-cell table:formula="of:=[.F259]-[.E259]" office:value-type="float" office:value="6.05" calcext:value-type="float">
            <text:p>6,05</text:p>
          </table:table-cell>
          <table:table-cell table:formula="of:=[.G259]/[.F259]" office:value-type="float" office:value="0.922256097560976" calcext:value-type="float">
            <text:p>0,922256097560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6.51" calcext:value-type="float">
            <text:p>36,51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G260]/[.F2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F261]-[.E261]" office:value-type="float" office:value="0.02" calcext:value-type="float">
            <text:p>0,02</text:p>
          </table:table-cell>
          <table:table-cell table:formula="of:=[.G261]/[.F2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4.01" calcext:value-type="float">
            <text:p>64,01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G262]/[.F2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22" calcext:value-type="float">
            <text:p>78,22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G263]/[.F2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-00-0000</text:date>, <text:time style:data-style-name="N2" text:time-value="16:18:52.985455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1T16:37:10.837461620</dc:date>
    <meta:editing-duration>PT13M57S</meta:editing-duration>
    <meta:editing-cycles>2</meta:editing-cycles>
    <meta:generator>LibreOffice/6.4.7.2$Linux_X86_64 LibreOffice_project/40$Build-2</meta:generator>
    <meta:document-statistic meta:table-count="1" meta:cell-count="2422" meta:object-count="0"/>
  </office:meta>
</office:document-meta>
</file>